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33c9" officeooo:paragraph-rsid="000433c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33c9" officeooo:paragraph-rsid="000433c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33c9" officeooo:paragraph-rsid="000433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33c9" officeooo:paragraph-rsid="0005b68b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5b68b"/>
    </style:style>
    <style:style style:name="T4" style:family="text">
      <style:text-properties officeooo:rsid="0006dabe"/>
    </style:style>
    <style:style style:name="T5" style:family="text">
      <style:text-properties officeooo:rsid="0007c6e2"/>
    </style:style>
    <style:style style:name="T6" style:family="text">
      <style:text-properties officeooo:rsid="0008b117"/>
    </style:style>
    <style:style style:name="T7" style:family="text">
      <style:text-properties style:text-underline-style="solid" style:text-underline-width="auto" style:text-underline-color="font-color" officeooo:rsid="0008b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2. A2</text:p>
      <text:p text:style-name="P1">Explotación de sistemas informáticos.</text:p>
      <text:p text:style-name="P2"/>
      <text:p text:style-name="P3">1. Ordena de Menor a Mayor las siguientes capacidades:</text:p>
      <text:p text:style-name="P3">Bit&lt;byte&lt;KB&lt;MB&lt;GB&lt;TB&lt;PB&lt;EB&lt;ZB</text:p>
      <text:p text:style-name="P3"/>
      <text:p text:style-name="P3">2. Cuántos Bytes hay en….</text:p>
      <text:p text:style-name="P3">a) 4 KB → <text:span text:style-name="T6">4</text:span>000 Bytes</text:p>
      <text:p text:style-name="P3">b) 2048 bits → 256 Bytes</text:p>
      <text:p text:style-name="P3">c) 1 MB → 1000000 Bytes</text:p>
      <text:p text:style-name="P3">d) 2<text:span text:style-name="T1">10</text:span>EB → 1,024 * 10<text:span text:style-name="T1">18 </text:span><text:span text:style-name="T2">= 1024000000000000000 Bytes</text:span></text:p>
      <text:p text:style-name="P3">e) 36 TB → 3,6 * 10<text:span text:style-name="T1">13</text:span><text:span text:style-name="T2">=36000000000000 Bytes</text:span></text:p>
      <text:p text:style-name="P3"/>
      <text:p text:style-name="P3">3. Cuántos Mbytes hay en….</text:p>
      <text:p text:style-name="P3">a) 8 PB → <text:span text:style-name="T3">8000000000 MB</text:span></text:p>
      <text:p text:style-name="P3">b) 128 GB → <text:span text:style-name="T3">128000 MB</text:span></text:p>
      <text:p text:style-name="P3">c) 512 bytes → <text:span text:style-name="T3">0,000512 MB</text:span></text:p>
      <text:p text:style-name="P3">d) 4 ZB → <text:span text:style-name="T3">4000000000000000000 MB</text:span></text:p>
      <text:p text:style-name="P3">e) 1024 TB → <text:span text:style-name="T3">1024000000 MB</text:span></text:p>
      <text:p text:style-name="P3"/>
      <text:p text:style-name="P4">4. Convierte las siguientes unidades….</text:p>
      <text:p text:style-name="P4">a) 16KB a EB → <text:span text:style-name="T3">0,00000000000016 EB</text:span></text:p>
      <text:p text:style-name="P4">b) 48MB a KB → <text:span text:style-name="T3">48000KB</text:span></text:p>
      <text:p text:style-name="P4">c) 256PB a MB → <text:span text:style-name="T3">256000000000 MB</text:span></text:p>
      <text:p text:style-name="P4">d) 8ZB a Bytes → <text:span text:style-name="T3">8000000000000000000000 Bytes</text:span></text:p>
      <text:p text:style-name="P4">e) 4096 EB a KB → <text:span text:style-name="T3">4096000000000000000 KB</text:span></text:p>
      <text:p text:style-name="P4">f) 1GB a YB → <text:span text:style-name="T3">0,000000000000001 YB</text:span></text:p>
      <text:p text:style-name="P4">g) 1024 TB a PB → <text:span text:style-name="T3">1,024 PB</text:span></text:p>
      <text:p text:style-name="P4">h) 100.000 bits a KB → <text:span text:style-name="T4">12,5 KB</text:span> </text:p>
      <text:p text:style-name="P4">i) 512KB a TB → <text:span text:style-name="T4">0,000000512 TB</text:span></text:p>
      <text:p text:style-name="P4">j) 1024MB a ZB →<text:span text:style-name="T4">0,000000000001024 ZB</text:span> </text:p>
      <text:p text:style-name="P3"/>
      <text:p text:style-name="P4">5. Realiza las siguientes codificaciones:</text:p>
      <text:p text:style-name="P4">a. 10111001011 de binario a hexadecimal → <text:span text:style-name="T7">5CBh</text:span></text:p>
      <text:p text:style-name="P4">b. 7672 de octal a binario → <text:span text:style-name="T5">111110111010b</text:span></text:p>
      <text:p text:style-name="P4">c. A234B de hexadecimal a decimal → <text:span text:style-name="T5">664397d</text:span></text:p>
      <text:p text:style-name="P4">d. 34,5 de decimal a binario → <text:span text:style-name="T5">100010,1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11-16T13:54:55.265000000</dc:date>
    <meta:editing-duration>PT20M54S</meta:editing-duration>
    <meta:editing-cycles>4</meta:editing-cycles>
    <meta:document-statistic meta:table-count="0" meta:image-count="0" meta:object-count="0" meta:page-count="1" meta:paragraph-count="32" meta:word-count="205" meta:character-count="1051" meta:non-whitespace-character-count="876"/>
  </office:meta>
</office:document-meta>
</file>